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3" office:value-type="string">
            <text:p>...</text:p>
          </table:table-cell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 table:number-rows-repeated="14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8/03/2022</text:date>, <text:time>20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OpenOffice/4.1.11$Win32 OpenOffice.org_project/4111m1$Build-9808</meta:generator>
  </office:meta>
</office:document-meta>
</file>